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f08" officeooo:paragraph-rsid="00181f08"/>
    </style:style>
    <style:style style:name="P2" style:family="paragraph" style:parent-style-name="Standard">
      <style:text-properties officeooo:paragraph-rsid="00181f08"/>
    </style:style>
    <style:style style:name="P3" style:family="paragraph" style:parent-style-name="Text_20_body">
      <style:text-properties officeooo:paragraph-rsid="0019f7b0"/>
    </style:style>
    <style:style style:name="P4" style:family="paragraph" style:parent-style-name="Text_20_body" style:list-style-name="L3"/>
    <style:style style:name="P5" style:family="paragraph" style:parent-style-name="Text_20_body">
      <style:text-properties officeooo:paragraph-rsid="001b4f2e"/>
    </style:style>
    <style:style style:name="P6" style:family="paragraph" style:parent-style-name="Text_20_body" style:list-style-name="L4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Heading_20_2">
      <style:text-properties officeooo:rsid="00181f08" officeooo:paragraph-rsid="00181f08"/>
    </style:style>
    <style:style style:name="P10" style:family="paragraph" style:parent-style-name="Heading_20_2">
      <style:text-properties officeooo:paragraph-rsid="0019f7b0"/>
    </style:style>
    <style:style style:name="P11" style:family="paragraph" style:parent-style-name="Heading_20_2">
      <style:text-properties officeooo:paragraph-rsid="001b4f2e"/>
    </style:style>
    <style:style style:name="T1" style:family="text">
      <style:text-properties officeooo:rsid="00181f08"/>
    </style:style>
    <style:style style:name="T2" style:family="text">
      <style:text-properties officeooo:rsid="0019f7b0"/>
    </style:style>
    <style:style style:name="T3" style:family="text">
      <style:text-properties fo:background-color="#ffff00" loext:char-shading-value="0"/>
    </style:style>
    <style:style style:name="T4" style:family="text">
      <style:text-properties fo:color="#a52a2a"/>
    </style:style>
    <style:style style:name="T5" style:family="text">
      <style:text-properties fo:color="#0000cd"/>
    </style:style>
    <style:style style:name="T6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:</text:p>
      <text:p text:style-name="P1"/>
      <text:h text:style-name="P9" text:outline-level="2">Three Ways to Insert CSS</text:h>
      <text:p text:style-name="P2"><text:span text:style-name="T1"><text:tab/></text:span>External style sheet </text:p>
      <text:list xml:id="list189745317541432044" text:style-name="L3">
        <text:list-item>
          <text:p text:style-name="P7">Internal style sheet </text:p>
        </text:list-item>
        <text:list-item>
          <text:p text:style-name="P4">Inline style </text:p>
        </text:list-item>
      </text:list>
      <text:h text:style-name="Heading_20_2" text:outline-level="2">External Style Sheet:</text:h>
      <text:p text:style-name="P3"><text:span text:style-name="T2"><text:s/></text:span>With an external style sheet, you can change the look of an entire website by changing just one file!</text:p>
      <text:p text:style-name="P3">Each page must include a reference to the external style she<text:span text:style-name="T3">et file inside the &lt;link&gt; elemen</text:span>t. The &lt;link&gt; element goes inside the &lt;<text:span text:style-name="T3">head</text:span>&gt; section:</text:p>
      <text:h text:style-name="P10" text:outline-level="2">Internal Style Sheet</text:h>
      <text:p text:style-name="Text_20_body">An internal style sheet may be used if one single page has a unique style.</text:p>
      <text:p text:style-name="Text_20_body">Internal styles are defined within the &lt;style&gt; element, inside the &lt;head&gt; section of an HTML page:</text:p>
      <text:h text:style-name="Heading_20_2" text:outline-level="2">Inline Styles</text:h>
      <text:p text:style-name="Text_20_body">An inline style may be used to apply a unique style for a single element.</text:p>
      <text:p text:style-name="Text_20_body">To use inline styles, add the style attribute to the relevant element. The style attribute can contain any CSS property.</text:p>
      <text:p text:style-name="Text_20_body">The example below shows how to change the color and the left margin of a &lt;h1&gt; element:</text:p>
      <text:p text:style-name="Text_20_body"/>
      <text:h text:style-name="Heading_20_2" text:outline-level="2">Font Awesome Icons</text:h>
      <text:p text:style-name="Text_20_body">To use the Font Awesome icons, add the following line inside the <text:span text:style-name="Source_20_Text">&lt;head&gt;</text:span> section of your HTML page:</text:p>
      <text:p text:style-name="P5"><text:span text:style-name="Source_20_Text">&lt;link rel="stylesheet" href="</text:span><text:a xlink:type="simple" xlink:href="https://cdnjs.cloudflare.com/ajax/libs/font-awesome/4.7.0/css/font-awesome.min.css"><text:span text:style-name="Source_20_Text">https://cdnjs.cloudflare.com/ajax/libs/font-awesome/4.7.0/css/font-awesome.min.css</text:span></text:a><text:span text:style-name="Source_20_Text">"&gt;</text:span></text:p>
      <text:p text:style-name="P5"/>
      <text:p text:style-name="P5"><text:span text:style-name="T5">&lt;</text:span><text:span text:style-name="T4">i</text:span><text:span text:style-name="T6"> class</text:span><text:span text:style-name="T5">="fa fa-cloud"&gt;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fa fa-heart"&gt;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fa fa-car"&gt;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fa fa-file"&gt;&lt;</text:span><text:span text:style-name="T4">/i</text:span><text:span text:style-name="T5">&gt;</text:span><text:line-break/><text:soft-page-break/><text:span text:style-name="T5">&lt;</text:span><text:span text:style-name="T4">i</text:span><text:span text:style-name="T6"> class</text:span><text:span text:style-name="T5">="fa fa-bars"&gt;&lt;</text:span><text:span text:style-name="T4">/i</text:span><text:span text:style-name="T5">&gt;</text:span></text:p>
      <text:h text:style-name="P11" text:outline-level="2">Bootstrap Icons</text:h>
      <text:p text:style-name="Text_20_body">To use the Bootstrap glyphicons, add the following line inside the <text:span text:style-name="Source_20_Text">&lt;head&gt;</text:span> section of your HTML page:</text:p>
      <text:p text:style-name="Text_20_body"/>
      <text:p text:style-name="Text_20_body"><text:span text:style-name="Source_20_Text">&lt;link rel="stylesheet" href="</text:span><text:a xlink:type="simple" xlink:href="https://maxcdn.bootstrapcdn.com/bootstrap/3.3.7/css/bootstrap.min.css"><text:span text:style-name="Source_20_Text">https://maxcdn.bootstrapcdn.com/bootstrap/3.3.7/css/bootstrap.min.css</text:span></text:a><text:span text:style-name="Source_20_Text">"&gt;</text:span></text:p>
      <text:p text:style-name="Text_20_body"><text:line-break/><text:span text:style-name="T5">&lt;</text:span><text:span text:style-name="T4">i</text:span><text:span text:style-name="T6"> class</text:span><text:span text:style-name="T5">="glyphicon glyphicon-cloud"&gt;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glyphicon glyphicon-remove"&gt;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glyphicon glyphicon-user"&gt;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glyphicon glyphicon-envelope"&gt;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glyphicon glyphicon-thumbs-up"&gt;&lt;</text:span><text:span text:style-name="T4">/i</text:span><text:span text:style-name="T5">&gt;</text:span></text:p>
      <text:p text:style-name="Text_20_body"/>
      <text:h text:style-name="Heading_20_2" text:outline-level="2">Google Icons</text:h>
      <text:p text:style-name="Text_20_body">To use the Google icons, add the following line inside the <text:span text:style-name="Source_20_Text">&lt;head&gt;</text:span> section of your HTML page:</text:p>
      <text:p text:style-name="Text_20_body"><text:span text:style-name="Source_20_Text">&lt;link rel="stylesheet" href="https://fonts.googleapis.com/icon?family=Material+Icons"&gt;</text:span></text:p>
      <text:p text:style-name="Text_20_body"><text:span text:style-name="T5">&lt;</text:span><text:span text:style-name="T4">i</text:span><text:span text:style-name="T6"> class</text:span><text:span text:style-name="T5">="material-icons"&gt;</text:span>cloud<text:span text:style-name="T5">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material-icons"&gt;</text:span>favorite<text:span text:style-name="T5">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material-icons"&gt;</text:span>attachment<text:span text:style-name="T5">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material-icons"&gt;</text:span>computer<text:span text:style-name="T5">&lt;</text:span><text:span text:style-name="T4">/i</text:span><text:span text:style-name="T5">&gt;</text:span><text:line-break/><text:span text:style-name="T5">&lt;</text:span><text:span text:style-name="T4">i</text:span><text:span text:style-name="T6"> class</text:span><text:span text:style-name="T5">="material-icons"&gt;</text:span>traffic<text:span text:style-name="T5">&lt;</text:span><text:span text:style-name="T4">/i</text:span><text:span text:style-name="T5">&gt;</text:span></text:p>
      <text:h text:style-name="P10" text:outline-level="2">Styling Links</text:h>
      <text:p text:style-name="Text_20_body">Links can be styled with any CSS property (e.g. <text:span text:style-name="Source_20_Text">color</text:span>, <text:span text:style-name="Source_20_Text">font-family</text:span>, <text:span text:style-name="Source_20_Text">background</text:span>, etc.).</text:p>
      <text:p text:style-name="P3">In addition, links can be styled differently depending on what <text:span text:style-name="Strong_20_Emphasis">state</text:span> they are in.</text:p>
      <text:list xml:id="list5162455684789215280" text:style-name="L4">
        <text:list-item>
          <text:p text:style-name="P8"><text:span text:style-name="Source_20_Text">a:link</text:span> - a normal, unvisited link </text:p>
        </text:list-item>
        <text:list-item>
          <text:p text:style-name="P8"><text:span text:style-name="Source_20_Text">a:visited</text:span> - a link the user has visited </text:p>
        </text:list-item>
        <text:list-item>
          <text:p text:style-name="P8"><text:span text:style-name="Source_20_Text">a:hover</text:span> - a link when the user mouses over it </text:p>
        </text:list-item>
        <text:list-item>
          <text:p text:style-name="P6"><text:span text:style-name="Source_20_Text">a:active</text:span> - a link the moment it is clicked </text:p>
        </text:list-item>
      </text:list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0:39:02.597569561</meta:creation-date>
    <dc:date>2017-03-17T13:28:51.951684897</dc:date>
    <meta:editing-duration>PT2H4M2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3" meta:paragraph-count="34" meta:word-count="324" meta:character-count="2363" meta:non-whitespace-character-count="2069"/>
  </office:meta>
</office:document-meta>
</file>